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0A0000455B000038BFAD198A1B.svm"/>
  <manifest:file-entry manifest:media-type="" manifest:full-path="Pictures/2000000A00004B0A00004403C8716AD9.svm"/>
  <manifest:file-entry manifest:media-type="" manifest:full-path="Pictures/2000000A00003BF300004F9682C684DB.svm"/>
  <manifest:file-entry manifest:media-type="" manifest:full-path="Pictures/2000000A00002497000024E7966156B0.svm"/>
  <manifest:file-entry manifest:media-type="" manifest:full-path="Pictures/2000000A000075EE0000455BC812086B.svm"/>
  <manifest:file-entry manifest:media-type="" manifest:full-path="Pictures/2000000A00006339000062B5BC46347F.svm"/>
  <manifest:file-entry manifest:media-type="" manifest:full-path="Pictures/2000000A00003C9200004B59097D0EC8.svm"/>
  <manifest:file-entry manifest:media-type="" manifest:full-path="Pictures/2000000A000045AA000038D9AF4CE9B5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ew feature inplementation</text:p>
      <text:p text:style-name="P4">in</text:p>
      <text:p text:style-name="P4">POGO</text:p>
      <text:p text:style-name="P3"/>
      <text:p text:style-name="P3"/>
      <text:p text:style-name="P3"/>
      <text:p text:style-name="P3"/>
      <text:p text:style-name="P3"/>
      <text:p text:style-name="P1">1 - If necessary, modify the Meta model in <text:span text:style-name="T1">PogoDsl.xtext</text:span></text:p>
      <text:p text:style-name="P5"><text:s text:c="11"/>(/fr.esrf.tango.pogo/src/fr/esrf/tango/pogo/PogoDsl.xtext)</text:p>
      <text:p text:style-name="P3"/>
      <text:p text:style-name="P3"><draw:frame draw:style-name="fr1" draw:name="graphics1" text:anchor-type="paragraph" svg:width="6.6925in" svg:height="6.0654in" draw:z-index="0"><draw:image xlink:href="Pictures/2000000A00004B0A00004403C8716AD9.svm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">2 - Save it and run the workflow to generate the <text:s/>/<text:span text:style-name="T2">fr.esrf.tango.pogo/src-gen</text:span> java files using the <text:span text:style-name="T2">/fr.esrf.tango.pogo/src/fr/esrf/tango/pogo/GeneratePogoDsl.mwe2</text:span> file.</text:p>
      <text:p text:style-name="P1"/>
      <text:p text:style-name="P1"><draw:frame draw:style-name="fr1" draw:name="graphics2" text:anchor-type="paragraph" svg:width="6.6925in" svg:height="6.6571in" draw:z-index="1"><draw:image xlink:href="Pictures/2000000A00006339000062B5BC46347F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 – Use xtend or java to modify or implement code to be generated in files under:</text:p>
      <text:p text:style-name="P1"><text:s text:c="6"/><text:span text:style-name="T2">/fr.esrf.tango.generator.xtend/src/fr/esrf/tango/pogo/generator/&lt;language&gt;</text:span></text:p>
      <text:p text:style-name="P1"/>
      <text:p text:style-name="P1"><draw:frame draw:style-name="fr2" draw:name="graphics3" text:anchor-type="paragraph" svg:width="6.6925in" svg:height="3.9354in" draw:z-index="2"><draw:image xlink:href="Pictures/2000000A000075EE0000455BC812086B.svm" xlink:type="simple" xlink:show="embed" xlink:actuate="onLoad"/></draw:frame></text:p>
      <text:p text:style-name="P1"/>
      <text:p text:style-name="P1"/>
      <text:p text:style-name="P1">4 – Modify the GUI using java in files under:</text:p>
      <text:p text:style-name="P1"><text:s text:c="6"/><text:span text:style-name="T2">/org.tango.pogo.pogo_gui/src/org.tango.pogo.pogo_gui</text:span></text:p>
      <text:p text:style-name="P2"/>
      <text:p text:style-name="P5"><draw:frame draw:style-name="fr3" draw:name="graphics4" text:anchor-type="paragraph" svg:x="0.3043in" svg:y="0in" svg:width="2.5in" svg:height="2.5201in" draw:z-index="3"><draw:image xlink:href="Pictures/2000000A00002497000024E7966156B0.svm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>5 – When it is ready and tested, in a shell in <text:span text:style-name="T2">/org.tango.pogo.pogo_gui/src/org/tango/pogo/pogo_gui </text:span>directory change revision number in Makefile and update ReleaseNote file. Then type <text:span text:style-name="T2">make version</text:span> .</text:p>
      <text:p text:style-name="P2"/>
      <text:p text:style-name="P2"/>
      <text:p text:style-name="P2"><text:soft-page-break/>6 – Refresh the eclipse files </text:p>
      <text:p text:style-name="P2"/>
      <text:p text:style-name="P2"><draw:frame draw:style-name="fr4" draw:name="graphics5" text:anchor-type="paragraph" svg:width="3.5in" svg:height="4.65in" draw:z-index="4"><draw:image xlink:href="Pictures/2000000A00003BF300004F9682C684DB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7 – Create the jar file.</text:p>
      <text:p text:style-name="P2"/>
      <text:p text:style-name="P2"><draw:frame draw:style-name="fr5" draw:name="graphics6" text:anchor-type="paragraph" svg:width="3.5in" svg:height="4.35in" draw:z-index="5"><draw:image xlink:href="Pictures/2000000A00003C9200004B59097D0EC8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graphics7" text:anchor-type="paragraph" svg:x="0.0929in" svg:y="0in" svg:width="3.2in" svg:height="2.6201in" draw:z-index="6"><draw:image xlink:href="Pictures/2000000A0000455B000038BFAD198A1B.svm" xlink:type="simple" xlink:show="embed" xlink:actuate="onLoad"/></draw:frame><draw:frame draw:style-name="fr3" draw:name="graphics8" text:anchor-type="paragraph" svg:x="3.3701in" svg:y="0in" svg:width="3.2in" svg:height="2.6098in" draw:z-index="7"><draw:image xlink:href="Pictures/2000000A000045AA000038D9AF4CE9B5.svm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8 – Rename the jar file with revision number and install in target directory</text:p>
      <text:p text:style-name="P2"><text:s/><text:span text:style-name="T2">(make install).</text:span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5M20S</meta:editing-duration>
    <meta:editing-cycles>9</meta:editing-cycles>
    <meta:generator>LibreOffice/3.4$Win32 LibreOffice_project/340m1$Build-502</meta:generator>
    <dc:date>2014-02-28T11:25:15.05</dc:date>
    <meta:document-statistic meta:table-count="0" meta:image-count="8" meta:object-count="0" meta:page-count="5" meta:paragraph-count="15" meta:word-count="119" meta:character-count="933" meta:non-whitespace-character-count="803"/>
    <meta:user-defined meta:name="Info 1"/>
    <meta:user-defined meta:name="Info 2"/>
    <meta:user-defined meta:name="Info 3"/>
    <meta:user-defined meta:name="Info 4"/>
  </office:meta>
</office:document-meta>
</file>